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f82eb" officeooo:paragraph-rsid="001f82eb"/>
    </style:style>
    <style:style style:name="T1" style:family="text">
      <style:text-properties fo:font-variant="small-caps"/>
    </style:style>
    <style:style style:name="T2" style:family="text">
      <style:text-properties fo:font-variant="small-cap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2007f"/>
    </style:style>
    <style:style style:name="T6" style:family="text">
      <style:text-properties officeooo:rsid="002260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10:16-27</text:h>
      <text:h text:style-name="Heading_20_2" text:outline-level="2"><text:bookmark text:name="en-GNT-5733"/>Joshua Captures the Five Amorite Kings</text:h>
      <text:list xml:id="list1558384132" text:style-name="L1">
        <text:list-item>
          <text:p text:style-name="P1">The five Amorite kings, however, had escaped and were hiding in the cave at Makkedah. <text:bookmark text:name="en-GNT-5734"/>Someone found them, and Joshua was told where they were hiding. <text:bookmark text:name="en-GNT-5735"/>He said, “Roll some big stones in front of the entrance to the cave. Place some guards there, <text:bookmark text:name="en-GNT-5736"/>but don't stay there yourselves. Keep on after the enemy and attack them from the rear; don't let them get to their cities! The <text:span text:style-name="T1">Lord</text:span> your God has given you victory over them.” <text:bookmark text:name="en-GNT-5737"/>Joshua and the men of Israel slaughtered them, although some managed to find safety inside their city walls and were not killed. <text:bookmark text:name="en-GNT-5738"/>Then all of Joshua's men came back safe to him at the camp at Makkedah. No one in the land dared even to speak against the Israelites.<text:bookmark text:name="en-GNT-5739"/> Then Joshua said, “Open the entrance to the cave and bring those five kings out to me.”<text:bookmark text:name="en-GNT-5740"/> So the cave was opened, and the kings of Jerusalem, Hebron, Jarmuth, Lachish, and Eglon were brought out <text:bookmark text:name="en-GNT-5741"/>and taken to Joshua. Joshua then called all the men of Israel to him and ordered the officers who had gone with him to come and put their feet on the necks of the kings. They did so.<text:bookmark text:name="en-GNT-5742"/> Then Joshua said to his officers, “Don't be afraid or discouraged. Be determined and confident because this is what the <text:span text:style-name="T1">Lord</text:span> is going to do to all your enemies.” <text:bookmark text:name="en-GNT-5743"/>Then Joshua killed the kings and hanged them on five trees, where their bodies stayed until evening. <text:bookmark text:name="en-GNT-5744"/>At sundown Joshua gave orders, and their bodies were taken down and thrown into the same cave where they had hidden earlier. Large stones were placed at the entrance to the cave, and they are still there.</text:p>
        </text:list-item>
        <text:list-item>
          <text:p text:style-name="P2">The Israelites defeated the Amorites army and captured the their kings who had hidden in <text:span text:style-name="T5">a</text:span> curve. They killed them and burried them in the curve they had hidden. Joshua repeated the phrase he was told <text:span text:style-name="T6">before </text:span>by the Lord, <text:span text:style-name="T3">“Be determined and courageous because this is what the </text:span><text:span text:style-name="T2">Lord</text:span><text:span text:style-name="T3"> is going to do to all your enemies.”</text:span><text:span text:style-name="T4"> We also need to be determined and courageous in our lives not <text:s/>because of our might but because of the Lords migh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09:33:42.961719772</meta:creation-date>
    <dc:date>2022-06-23T09:47:55.000748461</dc:date>
    <meta:editing-duration>PT14M11S</meta:editing-duration>
    <meta:editing-cycles>5</meta:editing-cycles>
    <meta:generator>LibreOffice/6.4.7.2$Linux_X86_64 LibreOffice_project/40$Build-2</meta:generator>
    <meta:document-statistic meta:table-count="0" meta:image-count="0" meta:object-count="0" meta:page-count="1" meta:paragraph-count="4" meta:word-count="372" meta:character-count="2015" meta:non-whitespace-character-count="1648"/>
  </office:meta>
</office:document-meta>
</file>